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3000000252FB66BB9758909DB0.png" manifest:media-type="image/png"/>
  <manifest:file-entry manifest:full-path="Pictures/10000000000003300000025229B599A6D184628A.pdf" manifest:media-type="application/pd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.59cm" svg:height="12.804cm" draw:z-index="0"><draw:image xlink:href="Pictures/10000000000003300000025229B599A6D184628A.pdf" xlink:type="simple" xlink:show="embed" xlink:actuate="onLoad"/><draw:image xlink:href="Pictures/100000000000033000000252FB66BB9758909DB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7-04-11T12:26:12.757593396</meta:creation-date>
    <dc:date>2017-04-11T12:26:22.561247380</dc:date>
    <dc:creator>Miklos Vajna</dc:creator>
    <meta:editing-duration>PT1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5.4.0.0.alpha0$Linux_X86_64 LibreOffice_project/aa3ad0ad83465d5167df31d7c7afe66f66bc791e</meta:generator>
  </office:meta>
</office:document-meta>
</file>